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rsid="000d3102" officeooo:paragraph-rsid="000d3102"/>
    </style:style>
    <style:style style:name="P3" style:family="paragraph" style:parent-style-name="Standard">
      <style:text-properties fo:language="en" fo:country="GB" officeooo:rsid="000f2f98" officeooo:paragraph-rsid="000f2f98"/>
    </style:style>
    <style:style style:name="P4" style:family="paragraph" style:parent-style-name="Standard">
      <style:text-properties fo:language="en" fo:country="GB" officeooo:paragraph-rsid="000f2f98"/>
    </style:style>
    <style:style style:name="T1" style:family="text">
      <style:text-properties fo:font-style="italic" fo:font-weight="normal" style:font-style-asian="italic" style:font-weight-asian="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0d3102" style:font-style-asian="normal" style:font-weight-asian="normal"/>
    </style:style>
    <style:style style:name="T4" style:family="text">
      <style:text-properties style:text-position="super 58%"/>
    </style:style>
    <style:style style:name="T5" style:family="text">
      <style:text-properties officeooo:rsid="000f2f98"/>
    </style:style>
    <style:style style:name="T6" style:family="text">
      <style:text-properties officeooo:rsid="001024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oes Journey</text:h>
      <text:p text:style-name="P1"><text:span text:style-name="T1">Name of student:<text:tab/><text:tab/></text:span><text:span text:style-name="T2">Thaha Jemni</text:span></text:p>
      <text:p text:style-name="P1"><text:span text:style-name="T1">Student number:<text:tab/><text:tab/></text:span><text:span text:style-name="T2">19091168</text:span></text:p>
      <text:p text:style-name="P1"><text:span text:style-name="T1">Course followed:<text:tab/><text:tab/></text:span><text:span text:style-name="T2">pwn.college</text:span></text:p>
      <text:p text:style-name="P1"><text:span text:style-name="T1">Belt to get:<text:tab/><text:tab/><text:tab/></text:span><text:span text:style-name="T3">Yellow belt</text:span></text:p>
      <text:p text:style-name="P3">I have been interested all my life in computers and have been actively learning ever since I was 12 years old. This has been 10 years ago now, and my sigh have been set on cyber security. Choosing this minor was a no brainer. </text:p>
      <text:p text:style-name="P4"><text:span text:style-name="T5">In that 10 years though, I never got anyway past being something in between of a script kiddie and a intermediate, </text:span><text:span text:style-name="T6">C#, VB.net and C++ knowing</text:span><text:span text:style-name="T5"> user. I know how it works, what it does. Yet I do only use tools, </text:span><text:span text:style-name="T6">or I do understand them but just not enough for what I think I can.</text:span></text:p>
      <text:p text:style-name="P2">I’ve chosen the Yellow belt within pwn.college since I do already have some previous experience with ethical hacking, both in my personal life, previous schools and previous semesters at THUAS. I think this is a worthy goal that really will make me have to get the best out of myself and really makes me learn something new, instead of doing the same basic hacking tasks all over again. <text:span text:style-name="T5">Learning more about the concept, the technology behind it and leaving the script kiddie fase for good (at least make the first step towards it).</text:span></text:p>
      <text:p text:style-name="P2">I have registered to pwn.college on september 12<text:span text:style-name="T4">th</text:span> 2022 under the username ‘hackerjunkie’. Late, but with a reasons that is known to the instructors. <text:span text:style-name="T5">The things that have been done under the name of week 1-2 have been done since week 3, hence some weird da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1pt" fo:language="nl" fo:country="NL"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table_20_of_20_figures" style:display-name="table of figures" style:family="paragraph" style:parent-style-name="Standard">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dc:date>2022-09-12T21:50:19.246861988</dc:date>
    <meta:generator>LibreOffice/7.3.5.2$Linux_X86_64 LibreOffice_project/30$Build-2</meta:generator>
    <meta:editing-duration>PT37M17S</meta:editing-duration>
    <meta:document-statistic meta:table-count="0" meta:image-count="0" meta:object-count="0" meta:page-count="1" meta:paragraph-count="9" meta:word-count="257" meta:character-count="1415" meta:non-whitespace-character-count="1161"/>
    <meta:template xlink:type="simple" xlink:actuate="onRequest" xlink:title="Normal.dotm" xlink:href=""/>
  </office:meta>
</office:document-meta>
</file>